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a42e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a42e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1.2</text:span><text:span text:style-name="MT4"> <text:s text:c="6"/></text:span><text:span text:style-name="MT5"><text:s text:c="15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3-07T10:42:53.215585072</dc:date>
    <meta:editing-duration>PT30M36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5" meta:character-count="107" meta:non-whitespace-character-count="30"/>
  </office:meta>
</office:document-meta>
</file>